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Integration</text:p>
          </table:table-cell>
          <table:table-cell office:value-type="string">
            <text:p>Counts</text:p>
          </table:table-cell>
          <table:table-cell table:number-columns-repeated="2"/>
          <table:table-cell office:value-type="string">
            <text:p>Gain</text:p>
          </table:table-cell>
          <table:table-cell office:value-type="string">
            <text:p>Count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5889">
            <text:p>58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3">
            <text:p>243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3">
            <text:p>303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64">
            <text:p>364</text:p>
          </table:table-cell>
          <table:table-cell/>
          <table:table-cell>
            <draw:frame table:end-cell-address="Sheet1.L23" table:end-x="0.5268in" table:end-y="0.037in" draw:z-index="0" draw:style-name="gr1" svg:width="7.6319in" svg:height="2.8256in" svg:x="0.0071in" svg:y="0.0453in">
              <draw:object draw:notify-on-update-of-ranges="Sheet1.A2:Sheet1.A2 Sheet1.A3:Sheet1.A26 Sheet1.B2:Sheet1.B2 Sheet1.B3:Sheet1.B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5">
            <text:p>42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5">
            <text:p>48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06">
            <text:p>60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68">
            <text:p>668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09">
            <text:p>909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11">
            <text:p>1211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08">
            <text:p>1508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616">
            <text:p>3616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6">08/26/2008</text:date>, <text:time>22:4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aron Bradley</meta:initial-creator>
    <meta:creation-date>2008-08-26T22:26:20</meta:creation-date>
    <dc:creator>Aaron Bradley</dc:creator>
    <dc:date>2008-08-26T22:45:04</dc:date>
    <meta:editing-cycles>2</meta:editing-cycles>
    <meta:editing-duration>PT18M46S</meta:editing-duration>
    <meta:user-defined meta:name="Info 1"/>
    <meta:user-defined meta:name="Info 2"/>
    <meta:user-defined meta:name="Info 3"/>
    <meta:user-defined meta:name="Info 4"/>
    <meta:document-statistic meta:table-count="3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9.386cm" svg:height="7.178cm" chart:class="chart:line" chart:style-name="ch1">
        <chart:title svg:x="7.669cm" svg:y="0.144cm" chart:style-name="ch2">
          <text:p>Integration vs Counts</text:p>
        </chart:title>
        <chart:legend chart:legend-position="end" svg:x="18.032cm" svg:y="3.12cm" chart:style-name="ch3"/>
        <chart:plot-area chart:style-name="ch4" table:cell-range-address="Sheet1.A2:Sheet1.B26" chart:data-source-has-labels="row" svg:x="0.573cm" svg:y="0.79cm" svg:width="17.072cm" svg:height="6.159cm">
          <chart:axis chart:dimension="x" chart:name="primary-x" chart:style-name="ch5">
            <chart:title svg:x="8.389cm" svg:y="6.521cm" chart:style-name="ch6">
              <text:p>Integration (s)</text:p>
            </chart:title>
          </chart:axis>
          <chart:axis chart:dimension="y" chart:name="primary-y" chart:style-name="ch5">
            <chart:title svg:x="0.388cm" svg:y="4.113cm" chart:style-name="ch7">
              <text:p>Counts</text:p>
            </chart:title>
            <chart:grid chart:style-name="ch8" chart:class="major"/>
          </chart:axis>
          <chart:series chart:style-name="ch9" chart:values-cell-range-address="Sheet1.A3:Sheet1.A26" chart:label-cell-address="Sheet1.A2:Sheet1.A2" chart:class="chart:line">
            <chart:data-point chart:repeated="24"/>
          </chart:series>
          <chart:series chart:style-name="ch10" chart:values-cell-range-address="Sheet1.B3:Sheet1.B26" chart:label-cell-address="Sheet1.B2:Sheet1.B2" chart:class="chart:line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508">
                <text:p>15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